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442" officeooo:paragraph-rsid="00035442"/>
    </style:style>
    <style:style style:name="P2" style:family="paragraph" style:parent-style-name="Standard">
      <style:text-properties officeooo:rsid="00035442" officeooo:paragraph-rsid="00035442"/>
    </style:style>
    <style:style style:name="P3" style:family="paragraph" style:parent-style-name="Standard">
      <style:text-properties officeooo:rsid="00052f6f" officeooo:paragraph-rsid="00052f6f"/>
    </style:style>
    <style:style style:name="T1" style:family="text">
      <style:text-properties officeooo:rsid="0004e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ject : <text:span text:style-name="T1">User </text:span>Personal Information</text:p>
      <text:p text:style-name="P1"/>
      <text:p text:style-name="P1">Dear Audit User,</text:p>
      <text:p text:style-name="P1"/>
      <text:p text:style-name="P1">Greetings from FixNix Audit Management</text:p>
      <text:p text:style-name="P1"/>
      <text:p text:style-name="P1">Here is your valuable information registered for <text:s/>“FixNix Audit Management” product. </text:p>
      <text:p text:style-name="P1"/>
      <text:p text:style-name="P1">Username: <text:tab/>xxxxxx</text:p>
      <text:p text:style-name="P1">email: <text:tab/><text:tab/><text:a xlink:type="simple" xlink:href="mailto:user@fixrnix.in">user@fixrnix.in</text:a></text:p>
      <text:p text:style-name="P1">company: <text:tab/>xxxx</text:p>
      <text:p text:style-name="P1">Domain: <text:tab/>xxx.fixrnix.in</text:p>
      <text:p text:style-name="P1"><text:s/></text:p>
      <text:p text:style-name="P3"/>
      <text:p text:style-name="P3">Regards</text:p>
      <text:p text:style-name="P3"/>
      <text:p text:style-name="P3">The FixNix Audit Management T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9:18:57.220014529</meta:creation-date>
    <dc:date>2014-06-09T20:21:02.586861186</dc:date>
    <meta:editing-duration>PT1M44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" meta:paragraph-count="11" meta:word-count="38" meta:character-count="292" meta:non-whitespace-character-count="256"/>
  </office:meta>
</office:document-meta>
</file>